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viewDialogAboutBox.processWindowEvent( Window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eviewDialogAboutBox.actionPerformed( Action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eviewDialogAboutBox.PreviewDialogAboutBox( Frame parent , Translator transl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PreviewDialogAboutBox.canc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